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style:text-autospace="none" fo:margin-bottom="0in" fo:line-height="100%"/>
      <style:text-properties style:font-name="Courier New" style:font-name-complex="Courier New"/>
    </style:style>
    <style:style style:name="P16" style:parent-style-name="Normal" style:family="paragraph">
      <style:text-properties style:font-name="Courier New" style:font-name-complex="Courier New"/>
    </style:style>
    <style:style style:name="P17" style:parent-style-name="Normal" style:family="paragraph">
      <style:text-properties style:font-name="Courier New" style:font-name-complex="Courier New"/>
    </style:style>
    <style:style style:name="P18" style:parent-style-name="Normal" style:family="paragraph">
      <style:text-properties style:font-name-complex="Courier New"/>
    </style:style>
    <style:style style:name="P19" style:parent-style-name="Normal" style:family="paragraph">
      <style:text-properties style:font-name-complex="Courier New"/>
    </style:style>
    <style:style style:name="P20" style:parent-style-name="Normal" style:family="paragraph">
      <style:text-properties style:font-name="Courier New" style:font-name-complex="Courier New"/>
    </style:style>
    <style:style style:name="T21" style:parent-style-name="DefaultParagraphFont" style:family="text">
      <style:text-properties style:font-name="Courier New" style:font-name-complex="Courier New"/>
    </style:style>
    <style:style style:name="T22" style:parent-style-name="DefaultParagraphFont" style:family="text">
      <style:text-properties style:font-name="Courier New" style:font-name-complex="Courier New" fo:font-weight="bold" style:font-weight-asian="bold"/>
    </style:style>
    <style:style style:name="P23" style:parent-style-name="Normal" style:family="paragraph">
      <style:text-properties style:font-name-complex="Courier New"/>
    </style:style>
    <style:style style:name="P24" style:parent-style-name="Normal" style:family="paragraph">
      <style:text-properties style:font-name-complex="Courier New"/>
    </style:style>
    <style:style style:name="P25" style:parent-style-name="ListParagraph" style:list-style-name="LFO1" style:family="paragraph">
      <style:text-properties style:font-name-complex="Courier New"/>
    </style:style>
    <style:style style:name="P26" style:parent-style-name="ListParagraph" style:list-style-name="LFO1" style:family="paragraph">
      <style:text-properties style:font-name-complex="Courier New"/>
    </style:style>
    <style:style style:name="P27" style:parent-style-name="ListParagraph" style:list-style-name="LFO1" style:family="paragraph">
      <style:text-properties style:font-name-complex="Courier New"/>
    </style:style>
    <style:style style:name="P28" style:parent-style-name="Normal" style:family="paragraph">
      <style:text-properties style:font-name-complex="Courier New"/>
    </style:style>
    <style:style style:name="P29" style:parent-style-name="Normal" style:family="paragraph">
      <style:text-properties style:font-name-complex="Courier New"/>
    </style:style>
    <style:style style:name="P30" style:parent-style-name="Normal" style:family="paragraph">
      <style:text-properties style:font-name="Courier New" style:font-name-complex="Courier New"/>
    </style:style>
    <style:style style:name="T31" style:parent-style-name="DefaultParagraphFont" style:family="text">
      <style:text-properties style:font-name="Courier New" style:font-name-complex="Courier New"/>
    </style:style>
    <style:style style:name="T32" style:parent-style-name="DefaultParagraphFont" style:family="text">
      <style:text-properties style:font-name-complex="Courier New"/>
    </style:style>
    <style:style style:name="T33" style:parent-style-name="DefaultParagraphFont" style:family="text">
      <style:text-properties style:font-name="Courier New" style:font-name-complex="Courier New"/>
    </style:style>
    <style:style style:name="P34" style:parent-style-name="Normal" style:family="paragraph">
      <style:text-properties style:font-name="Courier New" style:font-name-complex="Courier New"/>
    </style:style>
    <style:style style:name="P35" style:parent-style-name="Normal" style:family="paragraph">
      <style:text-properties style:font-name-complex="Courier New"/>
    </style:style>
    <style:style style:name="P36" style:parent-style-name="Normal" style:family="paragraph">
      <style:text-properties style:font-name="Courier New" style:font-name-complex="Courier New"/>
    </style:style>
    <style:style style:name="P37" style:parent-style-name="Normal" style:family="paragraph">
      <style:text-properties style:font-name="Courier New" style:font-name-complex="Courier New"/>
    </style:style>
    <style:style style:name="P38" style:parent-style-name="Normal" style:family="paragraph">
      <style:text-properties style:font-name="Courier New" style:font-name-complex="Courier New"/>
    </style:style>
    <style:style style:name="T39" style:parent-style-name="DefaultParagraphFont" style:family="text">
      <style:text-properties style:font-name-complex="Courier New"/>
    </style:style>
    <style:style style:name="T40" style:parent-style-name="DefaultParagraphFont" style:family="text">
      <style:text-properties style:font-name-complex="Courier New" fo:font-weight="bold" style:font-weight-asian="bold"/>
    </style:style>
    <style:style style:name="T41" style:parent-style-name="DefaultParagraphFont" style:family="text">
      <style:text-properties style:font-name-complex="Courier New"/>
    </style:style>
    <style:style style:name="T42" style:parent-style-name="DefaultParagraphFont" style:family="text">
      <style:text-properties style:font-name-complex="Courier New"/>
    </style:style>
    <style:style style:name="P43" style:parent-style-name="Normal" style:family="paragraph">
      <style:text-properties style:font-name-complex="Courier New"/>
    </style:style>
    <style:style style:name="P44" style:parent-style-name="Normal" style:family="paragraph">
      <style:text-properties style:font-name-complex="Courier New"/>
    </style:style>
    <style:style style:name="T45" style:parent-style-name="DefaultParagraphFont" style:family="text">
      <style:text-properties style:font-name-complex="Courier New"/>
    </style:style>
    <style:style style:name="T46" style:parent-style-name="DefaultParagraphFont" style:family="text">
      <style:text-properties style:font-name-complex="Courier New" fo:font-weight="bold" style:font-weight-asian="bold"/>
    </style:style>
    <style:style style:name="T47" style:parent-style-name="DefaultParagraphFont" style:family="text">
      <style:text-properties style:font-name-complex="Courier New"/>
    </style:style>
    <style:style style:name="T48" style:parent-style-name="DefaultParagraphFont" style:family="text">
      <style:text-properties style:font-name-complex="Courier New"/>
    </style:style>
    <style:style style:name="P49" style:parent-style-name="Normal" style:family="paragraph">
      <style:text-properties style:font-name-complex="Courier New"/>
    </style:style>
    <style:style style:name="P50" style:parent-style-name="Normal" style:family="paragraph">
      <style:text-properties style:font-name-complex="Courier New"/>
    </style:style>
    <style:style style:name="P51" style:parent-style-name="Normal" style:family="paragraph">
      <style:text-properties style:font-name-complex="Courier New"/>
    </style:style>
    <style:style style:name="T52" style:parent-style-name="DefaultParagraphFont" style:family="text">
      <style:text-properties style:font-name-complex="Courier New"/>
    </style:style>
    <style:style style:name="T53" style:parent-style-name="DefaultParagraphFont" style:family="text">
      <style:text-properties style:font-name-complex="Courier New"/>
    </style:style>
  </office:automatic-styles>
  <office:body>
    <office:text text:use-soft-page-breaks="true">
      <text:p text:style-name="P1">While Loops</text:p>
      <text:p text:style-name="Normal">We often want to repeat some instructions in our programs. Remember when we were incrementing x (adding one to it the whole time)? Our code went something like this:</text:p>
      <text:p text:style-name="P2">x = 0</text:p>
      <text:p text:style-name="P3"/>
      <text:p text:style-name="P4">print(x)</text:p>
      <text:p text:style-name="P5"/>
      <text:p text:style-name="P6">x = x + 1</text:p>
      <text:p text:style-name="P7"/>
      <text:p text:style-name="P8">print(x)</text:p>
      <text:p text:style-name="P9"/>
      <text:p text:style-name="P10">x = x + 1</text:p>
      <text:p text:style-name="P11"/>
      <text:p text:style-name="P12">print(x)</text:p>
      <text:p text:style-name="P13"/>
      <text:p text:style-name="P14">x = x + 1</text:p>
      <text:p text:style-name="P15"/>
      <text:p text:style-name="P16">print(x)</text:p>
      <text:p text:style-name="P17"/>
      <text:p text:style-name="P18">and so on. This took quite a bit of typing, didn’t it?<text:s/>And yet, x only went from<text:s/>0<text:s/>to<text:s/>3<text:s/>in the end!<text:s/>What if we wanted it to go to 20? Or 2000?<text:s/>Programming isn’t very useful if it means we have to sit around all day and manually type everything in, and this is why we have loops.<text:s/></text:p>
      <text:p text:style-name="P19">The while loop is one kind of loop. It looks like this:</text:p>
      <text:p text:style-name="P20">while (condition)</text:p>
      <text:p text:style-name="Normal"><text:span text:style-name="T21"><text:tab/>Code here gets repeated while the condition is<text:s/></text:span><text:span text:style-name="T22">true</text:span></text:p>
      <text:p text:style-name="P23"/>
      <text:p text:style-name="P24">And it basically works like this:</text:p>
      <text:list text:style-name="LFO1" text:continue-numbering="true">
        <text:list-item>
          <text:p text:style-name="P25">look at the condition in the parenthesis (brackets).</text:p>
          <text:list text:continue-numbering="true">
            <text:list-item>
              <text:p text:style-name="P26">If it’s true, then all of the code in the while block gets executed</text:p>
            </text:list-item>
            <text:list-item>
              <text:p text:style-name="P27">If it’s false, then all of the code in the while block gets skipped, and the rest of the program gets run instead.</text:p>
            </text:list-item>
          </text:list>
        </text:list-item>
      </text:list>
      <text:p text:style-name="P28">It works a lot like the if-statements we looked at in the conditionals chapter; the only difference is the repetition.</text:p>
      <text:p text:style-name="P29">So what would our code above look like in a loop? Well, the two lines that keep getting repeated are</text:p>
      <text:p text:style-name="P30">x = x + 1</text:p>
      <text:p text:style-name="Normal"><text:span text:style-name="T31">and</text:span></text:p>
      <text:p text:style-name="Normal"><text:span text:style-name="T32"><text:s/></text:span><text:span text:style-name="T33">print (x)</text:span></text:p>
      <text:p text:style-name="P34"/>
      <text:p text:style-name="P35">So these go into the loop block:</text:p>
      <text:p text:style-name="P36">while (condition)</text:p>
      <text:soft-page-break/>
      <text:p text:style-name="P37">x = x + 1</text:p>
      <text:p text:style-name="P38">print (x)</text:p>
      <text:p text:style-name="Normal"><text:span text:style-name="T39">The line x = 0 must go above the while loop block because it only gets done<text:s/></text:span><text:span text:style-name="T40">once</text:span><text:span text:style-name="T41">.</text:span><text:span text:style-name="T42"><text:s/></text:span></text:p>
      <text:p text:style-name="P43">Next, we need to think about our condition. In our program above, we kept<text:s/>incrementing x until it had a value of 3. Our condition will therefore be</text:p>
      <text:p text:style-name="P44">x &lt; 3</text:p>
      <text:p text:style-name="Normal"><text:span text:style-name="T45">Once it reaches 3, we want our code to<text:s/></text:span><text:span text:style-name="T46">stop</text:span><text:span text:style-name="T47">, which is why we just use (&lt;) <text:s/>and not (&lt;=)</text:span><text:span text:style-name="T48">. Put the condition into the brackets, and we have</text:span></text:p>
      <text:p text:style-name="P49">while (x &lt; 3)</text:p>
      <text:p text:style-name="P50"><text:tab/>x = x + 1</text:p>
      <text:p text:style-name="P51"><text:tab/>print (x)</text:p>
      <text:p text:style-name="Normal"><text:span text:style-name="T52">Try it! And then try changing the condition to x &lt; 20.</text:span><text:span text:style-name="T53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dbsspc@yahoo.co.uk</meta:initial-creator>
    <dc:creator>gdbsspc@yahoo.co.uk</dc:creator>
    <meta:creation-date>2013-06-25T18:42:00Z</meta:creation-date>
    <dc:date>2013-06-25T19:29:00Z</dc:date>
    <meta:template xlink:href="Normal" xlink:type="simple"/>
    <meta:editing-cycles>9</meta:editing-cycles>
    <meta:editing-duration>PT2820S</meta:editing-duration>
    <meta:document-statistic meta:page-count="2" meta:paragraph-count="3" meta:word-count="256" meta:character-count="1718" meta:row-count="12" meta:non-whitespace-character-count="1465"/>
  </office:meta>
</office:document-meta>
</file>